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beca" officeooo:paragraph-rsid="0004beca"/>
    </style:style>
    <style:style style:name="P2" style:family="paragraph" style:parent-style-name="Standard">
      <style:paragraph-properties fo:text-align="justify" style:justify-single-word="false"/>
      <style:text-properties officeooo:rsid="0004beca" officeooo:paragraph-rsid="0004beca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4beca"/>
    </style:style>
    <style:style style:name="T1" style:family="text">
      <style:text-properties officeooo:rsid="0004beca"/>
    </style:style>
    <style:style style:name="T2" style:family="text">
      <style:text-properties officeooo:rsid="0007463f"/>
    </style:style>
    <style:style style:name="T3" style:family="text">
      <style:text-properties officeooo:rsid="00088b65"/>
    </style:style>
    <style:style style:name="T4" style:family="text">
      <style:text-properties officeooo:rsid="000a7f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ximo 400 palabras para el resumen</text:p>
      <text:p text:style-name="Standard"/>
      <text:p text:style-name="P3"><text:span text:style-name="T2">En la Universidad Pedagógica Nacional, y en estrecha vinculación con la Fundación Sadosky, </text:span><text:span text:style-name="T1">se está </text:span>implementando un Profesorado en Informática con un enfoque didáctico innovador, alineado con los núcleos de aprendizajes prioritarios del Programa Nacional de Ciencia y Tecnología en la Escuela del MinCyT.</text:p>
      <text:p text:style-name="P2">Se espera que al egresar el estudiantado pueda generar sus propios materiales, continuar investigando en estos temas y que el contenido continúe vigente cuando cambien las herramientas existentes para enseñar o programar.</text:p>
      <text:p text:style-name="P3"><text:span text:style-name="T1">El eje principal del profesorado es la programación, que </text:span><text:span text:style-name="T2">cuenta con seis</text:span><text:span text:style-name="T1"> materias, </text:span><text:span text:style-name="T2">cuatro</text:span><text:span text:style-name="T1"> disciplinares y </text:span><text:span text:style-name="T2">dos</text:span><text:span text:style-name="T1"> didácticas. </text:span>El objetivo de la materia Programación <text:span text:style-name="T2">I</text:span> se centra en poder pensar estrategias simples centradas en la legibilidad de código. Los desafíos proponen algoritmos de recorridos secuenciales.</text:p>
      <text:p text:style-name="P2">Dentro de este conjunto de materias es fundamental contar con plataformas de aprendizaje y enseñanza apropiadas para cada nivel, personalizables y configurables. </text:p>
      <text:p text:style-name="P4"><text:span text:style-name="T1">En los </text:span>cursos introductorios de programación <text:span text:style-name="T1">suelen usarse plataformas por bloques para que la sintaxis no agregue complejidad y para poder impedir errores comunes como por ejemplo errores de tipos. </text:span></text:p>
      <text:p text:style-name="P4"><text:span text:style-name="T1">En esa búsqueda se desarrollo Zamba, una plataforma de programación </text:span>por bloques, en español y personalizable, con entorno minimalista y sin instalación. </text:p>
      <text:p text:style-name="P4"><text:span text:style-name="T1">Esta herramienta está pensada además para permitir </text:span>la transición a lenguajes de programación textuales, <text:span text:style-name="T1">necesario para encarar Programación </text:span><text:span text:style-name="T3">II</text:span>. <text:span text:style-name="T1">Este entorno fue pensado </text:span>como soporte para estrategias didácticas, <text:span text:style-name="T1">ejercicios y conceptos computacionales de lenguaje imperativo, objetivo de la materia; q</text:span>ue permita la enseñanza de conceptos de <text:s/>variables, entrada y salida, <text:span text:style-name="T1">con </text:span>tipos de datos básicos (Cadenas de texto, numéricos y lógicos).</text:p>
      <text:p text:style-name="P2">Usar herramientas propias, y mostrar que es posible desarrollar las propias plataformas creemos incentiva al estudiantado a hacer lo propio <text:span text:style-name="T4">en un futuro inmedia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17:16:34.295572733</meta:creation-date>
    <dc:date>2021-09-04T08:54:50.404448692</dc:date>
    <meta:editing-duration>PT5M3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9" meta:word-count="286" meta:character-count="1981" meta:non-whitespace-character-count="1700"/>
  </office:meta>
</office:document-meta>
</file>